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🥇 GOLD 1 — gold_als_interactions</text:p>
      <text:p text:style-name="Standard"/>
      <text:p text:style-name="Standard">🎯 Uniquement pour l’entraînement ALS (implicit feedback)</text:p>
      <text:p text:style-name="Standard">👉 PAS de feature engineering complexe ici</text:p>
      <text:p text:style-name="Standard"/>
      <text:p text:style-name="Standard">Schéma final</text:p>
      <text:p text:style-name="Standard">Feature<text:tab/>Description<text:tab/>Pourquoi</text:p>
      <text:p text:style-name="Standard">user_id<text:tab/>ID utilisateur<text:tab/>clé ALS</text:p>
      <text:p text:style-name="Standard">product_id<text:tab/>ID produit<text:tab/>clé ALS</text:p>
      <text:p text:style-name="Standard">rating<text:tab/>somme pondérée des interactions<text:tab/>préférence implicite</text:p>
      <text:p text:style-name="Standard">last_event_time<text:tab/>dernière interaction<text:tab/>récence (analyse)</text:p>
      <text:p text:style-name="Standard"/>
      <text:p text:style-name="Standard">📌 Important</text:p>
      <text:p text:style-name="Standard"/>
      <text:p text:style-name="Standard">rating = sum(weight)</text:p>
      <text:p text:style-name="Standard"/>
      <text:p text:style-name="Standard">on garde rating &gt; 0</text:p>
      <text:p text:style-name="Standard"/>
      <text:p text:style-name="Standard">❌ Pas de catégorie, pas de brand, pas de date</text:p>
      <text:p text:style-name="Standard">👉 ALS ne les utilise pas</text:p>
      <text:p text:style-name="Standard"/>
      <text:p text:style-name="Standard">🥇 GOLD 2 — gold_user_features</text:p>
      <text:p text:style-name="Standard"/>
      <text:p text:style-name="Standard">🎯 Cold-start utilisateur, segmentation, analytics</text:p>
      <text:p text:style-name="Standard"/>
      <text:p text:style-name="Standard">A) Activité &amp; engagement</text:p>
      <text:p text:style-name="Standard">Feature<text:tab/>Description</text:p>
      <text:p text:style-name="Standard">total_events<text:tab/>nombre total d’événements</text:p>
      <text:p text:style-name="Standard">total_sessions<text:tab/>nombre de sessions</text:p>
      <text:p text:style-name="Standard">avg_events_per_session<text:tab/>intensité moyenne</text:p>
      <text:p text:style-name="Standard">last_event_time<text:tab/>dernière activité</text:p>
      <text:p text:style-name="Standard">recency_days<text:tab/>jours depuis dernière activité</text:p>
      <text:p text:style-name="Standard">B) Conversion &amp; valeur</text:p>
      <text:p text:style-name="Standard">Feature<text:tab/>Description</text:p>
      <text:p text:style-name="Standard">purchase_count<text:tab/>nombre d’achats</text:p>
      <text:p text:style-name="Standard">conversion_rate<text:tab/>purchases / events</text:p>
      <text:p text:style-name="Standard">avg_price_viewed<text:tab/>sensibilité au prix</text:p>
      <text:p text:style-name="Standard">avg_price_purchased<text:tab/>panier moyen</text:p>
      <text:p text:style-name="Standard">C) Préférences</text:p>
      <text:p text:style-name="Standard">Feature<text:tab/>Description</text:p>
      <text:p text:style-name="Standard">favorite_category<text:tab/>catégorie la plus consultée</text:p>
      <text:p text:style-name="Standard">favorite_brand<text:tab/>marque dominante</text:p>
      <text:p text:style-name="Standard">distinct_categories<text:tab/>diversité d’intérêt</text:p>
      <text:p text:style-name="Standard"/>
      <text:p text:style-name="Standard">📌 Pourquoi c’est pro</text:p>
      <text:p text:style-name="Standard"/>
      <text:p text:style-name="Standard">indispensable pour nouvel utilisateur</text:p>
      <text:p text:style-name="Standard"/>
      <text:p text:style-name="Standard">segmentation marketing</text:p>
      <text:p text:style-name="Standard"/>
      <text:p text:style-name="Standard">features réutilisables en streaming</text:p>
      <text:p text:style-name="Standard"/>
      <text:p text:style-name="Standard"><text:soft-page-break/>🥇 GOLD 3 — gold_item_features</text:p>
      <text:p text:style-name="Standard"/>
      <text:p text:style-name="Standard">🎯 Fallback reco, ranking, popularité</text:p>
      <text:p text:style-name="Standard"/>
      <text:p text:style-name="Standard">A) Popularité</text:p>
      <text:p text:style-name="Standard">Feature<text:tab/>Description</text:p>
      <text:p text:style-name="Standard">total_interactions<text:tab/>vues + carts + achats</text:p>
      <text:p text:style-name="Standard">total_purchases<text:tab/>nombre d’achats</text:p>
      <text:p text:style-name="Standard">purchase_rate<text:tab/>purchases / interactions</text:p>
      <text:p text:style-name="Standard">popularity_score<text:tab/>score de popularité</text:p>
      <text:p text:style-name="Standard">B) Pricing &amp; qualité</text:p>
      <text:p text:style-name="Standard">Feature<text:tab/>Description</text:p>
      <text:p text:style-name="Standard">avg_price<text:tab/>prix moyen</text:p>
      <text:p text:style-name="Standard">min_price<text:tab/>prix minimum</text:p>
      <text:p text:style-name="Standard">max_price<text:tab/>prix maximum</text:p>
      <text:p text:style-name="Standard">C) Métadonnées produit</text:p>
      <text:p text:style-name="Standard">Feature<text:tab/>Description</text:p>
      <text:p text:style-name="Standard">category_code<text:tab/>catégorie</text:p>
      <text:p text:style-name="Standard">main_category<text:tab/>catégorie principale</text:p>
      <text:p text:style-name="Standard">brand<text:tab/>marque</text:p>
      <text:p text:style-name="Standard">D) Récence</text:p>
      <text:p text:style-name="Standard">Feature<text:tab/>Description</text:p>
      <text:p text:style-name="Standard">last_event_time<text:tab/>dernière interaction</text:p>
      <text:p text:style-name="Standard">recency_days<text:tab/>fraîcheur produ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4.2$Linux_X86_64 LibreOffice_project/580$Build-2</meta:generator>
    <dc:date>2026-01-26T17:24:48.831075962</dc:date>
    <meta:editing-duration>PT21S</meta:editing-duration>
    <meta:editing-cycles>1</meta:editing-cycles>
    <meta:document-statistic meta:table-count="0" meta:image-count="0" meta:object-count="0" meta:page-count="2" meta:paragraph-count="60" meta:word-count="221" meta:character-count="1753" meta:non-whitespace-character-count="1589"/>
  </office:meta>
</office:document-meta>
</file>